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eveloper.atlassian.com/server/framework/atlassian-sdk/install-the-atlassian-sdk-on-a-linux-or-mac-system/" text:style-name="Internet_20_link" text:visited-style-name="Visited_20_Internet_20_Link">https://developer.atlassian.com/server/framework/atlassian-sdk/install-the-atlassian-sdk-on-a-linux-or-mac-system/</text:a></text:p>
      <text:p text:style-name="Standard"/>
      <text:p text:style-name="Preformatted_20_Text"><text:span text:style-name="T1">darkness-manish@darknessmanish-HP-Laptop-15-bs1xx</text:span>:<text:span text:style-name="T2">~/sdk-jira</text:span>$ atlas-version</text:p>
      <text:p text:style-name="Preformatted_20_Text"/>
      <text:p text:style-name="Preformatted_20_Text">ATLAS Version: <text:s text:c="3"/>8.0.16</text:p>
      <text:p text:style-name="Preformatted_20_Text">ATLAS Home: <text:s text:c="6"/>/usr/share/atlassian-plugin-sdk-8.0.16</text:p>
      <text:p text:style-name="Preformatted_20_Text">ATLAS Scripts: <text:s text:c="3"/>/usr/share/atlassian-plugin-sdk-8.0.16/bin</text:p>
      <text:p text:style-name="Preformatted_20_Text">ATLAS Maven Home: /usr/share/atlassian-plugin-sdk-8.0.16/apache-maven-3.5.4</text:p>
      <text:p text:style-name="Preformatted_20_Text">AMPS Version: <text:s text:c="4"/>8.0.2</text:p>
      <text:p text:style-name="Preformatted_20_Text">--------</text:p>
      <text:p text:style-name="Preformatted_20_Text">Executing: /usr/share/atlassian-plugin-sdk-8.0.16/apache-maven-3.5.4/bin/mvn --version -gs /usr/share/atlassian-plugin-sdk-8.0.16/apache-maven-3.5.4/conf/settings.xml</text:p>
      <text:p text:style-name="P1">Apache Maven 3.5.4 (1edded0938998edf8bf061f1ceb3cfdeccf443fe; 2018-06-18T00:03:14+05:30)</text:p>
      <text:p text:style-name="Preformatted_20_Text">Maven home: /usr/share/atlassian-plugin-sdk-8.0.16/apache-maven-3.5.4</text:p>
      <text:p text:style-name="Preformatted_20_Text">Java version: 11.0.4, vendor: Ubuntu, runtime: /usr/lib/jvm/java-11-openjdk-amd64</text:p>
      <text:p text:style-name="Preformatted_20_Text">Default locale: en_IN, platform encoding: UTF-8</text:p>
      <text:p text:style-name="P2">OS name: "linux", version: "5.0.0-34-generic", arch: "amd64", family: "unix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0:02:41.404335139</meta:creation-date>
    <dc:date>2019-11-07T20:08:53.239152707</dc:date>
    <meta:editing-duration>PT6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6" meta:character-count="962" meta:non-whitespace-character-count="905"/>
  </office:meta>
</office:document-meta>
</file>